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2.557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1.1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3.2055in"/>
    </style:style>
    <style:style style:name="co12" style:family="table-column">
      <style:table-column-properties fo:break-before="auto" style:column-width="1.6398in"/>
    </style:style>
    <style:style style:name="co13" style:family="table-column">
      <style:table-column-properties fo:break-before="auto" style:column-width="1.7374in"/>
    </style:style>
    <style:style style:name="co14" style:family="table-column">
      <style:table-column-properties fo:break-before="auto" style:column-width="1.5882in"/>
    </style:style>
    <style:style style:name="co15" style:family="table-column">
      <style:table-column-properties fo:break-before="auto" style:column-width="1.944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5035in" fo:break-before="auto" style:use-optimal-row-height="true"/>
    </style:style>
    <style:style style:name="ro8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1957in" fo:break-before="auto" style:use-optimal-row-height="false"/>
    </style:style>
    <style:style style:name="ro10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shrink-to-fit="true"/>
    </style:style>
    <style:style style:name="ce7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9" style:family="table-cell" style:parent-style-name="Default" style:data-style-name="N11">
      <style:table-cell-properties fo:wrap-option="wrap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Siirto</text:p>
          </table:table-cell>
          <table:covered-table-cell table:style-name="Default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Dankort Mobile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style-name="ce5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Origin</text:p>
          </table:table-cell>
          <table:table-cell table:style-name="ce4" office:value-type="string" calcext:value-type="string" table:number-columns-spanned="2" table:number-rows-spanned="1">
            <text:p>Finland</text:p>
          </table:table-cell>
          <table:covered-table-cell/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/>
          <table:table-cell table:number-columns-repeated="2" office:value-type="string" calcext:value-type="string">
            <text:p>Icela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wn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ordea</text:p>
          </table:table-cell>
          <table:table-cell table:style-name="Default" office:value-type="string" calcext:value-type="string">
            <text:p>Danske Bank</text:p>
          </table:table-cell>
          <table:table-cell office:value-type="string" calcext:value-type="string">
            <text:p>Many Banks</text:p>
          </table:table-cell>
          <table:table-cell office:value-type="string" calcext:value-type="string">
            <text:p>DNB</text:p>
          </table:table-cell>
          <table:table-cell/>
          <table:table-cell office:value-type="string" calcext:value-type="string">
            <text:p>Islandsban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nched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/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s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/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s in Finland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 office:value-type="string" calcext:value-type="string">
            <text:p>0.3 million</text:p>
          </table:covered-table-cell>
          <table:table-cell office:value-type="string" calcext:value-type="string">
            <text:p>0.45 mill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s: companies</text:p>
          </table:table-cell>
          <table:table-cell table:number-columns-repeated="2"/>
          <table:table-cell office:value-type="string" calcext:value-type="string">
            <text:p>27 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s: Web Shops</text:p>
          </table:table-cell>
          <table:table-cell table:number-columns-repeated="2"/>
          <table:table-cell office:value-type="string" calcext:value-type="string">
            <text:p>4 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arly Transactions</text:p>
          </table:table-cell>
          <table:table-cell table:number-columns-repeated="2"/>
          <table:table-cell office:value-type="string" calcext:value-type="string">
            <text:p>205 million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Monthly value transferred</text:p>
          </table:table-cell>
          <table:table-cell table:style-name="Default" table:number-columns-repeated="3"/>
          <table:table-cell table:style-name="Default" office:value-type="string" calcext:value-type="string">
            <text:p>1 298 million €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Pivo eCommerce Payment Button has 1 million users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 office:value-type="string" calcext:value-type="string">
            <text:p>Android Download Category</text:p>
          </table:table-cell>
          <table:table-cell table:number-columns-repeated="2"/>
          <table:table-cell table:number-columns-repeated="3" office:value-type="string" calcext:value-type="string">
            <text:p>1 to 5 million</text:p>
          </table:table-cell>
          <table:table-cell office:value-type="string" calcext:value-type="string">
            <text:p>10 to 50 thousand</text:p>
          </table:table-cell>
          <table:table-cell table:number-columns-repeated="1017"/>
        </table:table-row>
        <table:table-row table:style-name="ro2" table:number-rows-repeated="19">
          <table:table-cell table:style-name="Default" table:number-columns-repeated="7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ing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4">
          <table:table-cell table:style-name="ce5"/>
          <table:table-cell table:style-name="ce2" office:value-type="string" calcext:value-type="string" table:number-columns-spanned="3" table:number-rows-spanned="1">
            <text:p>Siirto</text:p>
          </table:table-cell>
          <table:covered-table-cell table:number-columns-repeated="2" table:style-name="ce3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Notes</text:p>
          </table:table-cell>
          <table:table-cell table:style-name="ce7" office:value-type="string" calcext:value-type="string" table:number-columns-spanned="3" table:number-rows-spanned="1">
            <text:p>Prices vary by provider Prices vary depending on provider</text:p>
          </table:table-cell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OP Pivo</text:p>
          </table:table-cell>
          <table:covered-table-cell table:style-name="ce5"/>
          <table:table-cell table:style-name="ce5" office:value-type="string" calcext:value-type="string">
            <text:p>Nordea Siirt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e betwixt friends / private individuals</text:p>
          </table:table-cell>
          <table:table-cell table:style-name="ce4" table:number-columns-spanned="2" table:number-rows-spanned="1"/>
          <table:covered-table-cell/>
          <table:table-cell table:number-columns-repeated="3" office:value-type="string" calcext:value-type="string">
            <text:p>Yes</text:p>
          </table:table-cell>
          <table:table-cell table:style-name="ce11" office:value-type="string" calcext:value-type="string" table:number-columns-spanned="2" table:number-rows-spanned="1">
            <text:p>Yes</text:p>
          </table:table-cell>
          <table:covered-table-cell table:style-name="ce11"/>
          <table:table-cell table:number-columns-repeated="1016"/>
        </table:table-row>
        <table:table-row table:style-name="ro5">
          <table:table-cell office:value-type="string" calcext:value-type="string">
            <text:p>Friends ceiling</text:p>
          </table:table-cell>
          <table:table-cell table:style-name="ce4" table:number-columns-spanned="2" table:number-rows-spanned="1"/>
          <table:covered-table-cell/>
          <table:table-cell table:number-columns-repeated="3"/>
          <table:table-cell table:style-name="ce11" office:value-type="string" calcext:value-type="string" table:number-columns-spanned="2" table:number-rows-spanned="1">
            <text:p>534€</text:p>
          </table:table-cell>
          <table:covered-table-cell table:style-name="ce11"/>
          <table:table-cell table:number-columns-repeated="1016"/>
        </table:table-row>
        <table:table-row table:style-name="ro5">
          <table:table-cell/>
          <table:table-cell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2"/>
          <table:table-cell table:number-columns-repeated="2"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iends above ceiling</text:p>
          </table:table-cell>
          <table:table-cell table:number-columns-repeated="6"/>
          <table:table-cell table:style-name="ce9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panies</text:p>
          </table:table-cell>
          <table:table-cell table:number-columns-repeated="4"/>
          <table:table-cell office:value-type="string" calcext:value-type="string">
            <text:p>0.16€ - 0.22€</text:p>
          </table:table-cell>
          <table:table-cell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ities</text:p>
          </table:table-cell>
          <table:table-cell table:number-columns-repeated="6"/>
          <table:table-cell table:style-name="ce9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SP decid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nApp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voice free for privat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nvoice</text:p>
          </table:table-cell>
          <table:table-cell table:number-columns-repeated="5"/>
          <table:table-cell office:value-type="string" calcext:value-type="string">
            <text:p>0.55€</text:p>
          </table:table-cell>
          <table:table-cell table:style-name="ce9" office:value-type="percentage" office:value="0.0065" calcext:value-type="percentage">
            <text:p>0.65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voice max</text:p>
          </table:table-cell>
          <table:table-cell table:number-columns-repeated="5"/>
          <table:table-cell office:value-type="string" calcext:value-type="string">
            <text:p>5.21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ippsGO #1</text:p>
          </table:table-cell>
          <table:table-cell table:number-columns-repeated="5"/>
          <table:table-cell office:value-type="string" calcext:value-type="string">
            <text:p>4.15€ / month</text:p>
          </table:table-cell>
          <table:table-cell table:style-name="ce9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ippsGO #2</text:p>
          </table:table-cell>
          <table:table-cell table:number-columns-repeated="5"/>
          <table:table-cell office:value-type="string" calcext:value-type="string">
            <text:p>15.85€ / month</text:p>
          </table:table-cell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ippsGO Charity</text:p>
          </table:table-cell>
          <table:table-cell table:number-columns-repeated="6"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op, terminal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/>
          <table:table-cell table:number-columns-repeated="3"/>
          <table:table-cell office:value-type="string" calcext:value-type="string">
            <text:p>0.0792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hop, cash register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 office:value-type="string" calcext:value-type="string">
            <text:p>No</text:p>
          </table:covered-table-cell>
          <table:table-cell table:number-columns-repeated="3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2.8287in" draw:caption-point-x="-0.2402in" draw:caption-point-y="0.7in">
              <dc:date>2017-08-11T00:00:00</dc:date>
              <text:p text:style-name="P1"><text:span text:style-name="T1">ALV 0%</text:span></text:p>
            </office:annotation>
            <text:p>One-time fee 79€, 0€ / month</text:p>
          </table:table-cell>
          <table:table-cell table:style-name="ce9" office:value-type="percentage" office:value="0.025" calcext:value-type="percentage">
            <office:annotation draw:style-name="gr1" draw:text-style-name="P1" svg:width="1.1413in" svg:height="0.2346in" svg:x="4.7417in" svg:y="2.8287in" draw:caption-point-x="-0.2402in" draw:caption-point-y="0.7in">
              <dc:date>2017-08-11T00:00:00</dc:date>
              <text:p text:style-name="P1"><text:span text:style-name="T1">Credit and Debit</text:span></text:p>
            </office:annotation>
            <text:p>2.5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3.1598in" draw:caption-point-x="-0.2402in" draw:caption-point-y="0.7142in">
              <dc:date>2017-08-11T00:00:00</dc:date>
              <text:p text:style-name="P1"><text:span text:style-name="T1">ALV 0%</text:span></text:p>
            </office:annotation>
            <text:p>3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1598in" draw:caption-point-x="-0.2402in" draw:caption-point-y="0.7142in">
              <dc:date>2017-08-11T00:00:00</dc:date>
              <text:p text:style-name="P1"><text:span text:style-name="T1">Credit and Debit</text:span></text:p>
            </office:annotation>
            <text:p>0.9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6">
          <table:table-cell office:value-type="string" calcext:value-type="string">
            <text:p>Shop, terminal &amp; cash register &amp; cash box &amp; receipt printer</text:p>
          </table:table-cell>
          <table:table-cell office:value-type="string" calcext:value-type="string">
            <office:annotation draw:style-name="gr1" draw:text-style-name="P1" svg:width="1.1413in" svg:height="0.8567in" svg:x="3.95in" svg:y="3.3461in" draw:caption-point-x="-0.2402in" draw:caption-point-y="0.7138in">
              <dc:date>2017-08-11T00:00:00</dc:date>
              <text:p text:style-name="P1"><text:span text:style-name="T1">ALV 0%, contains a container for cash and a receipt printer</text:span></text:p>
            </office:annotation>
            <text:p>7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3461in" draw:caption-point-x="-0.2402in" draw:caption-point-y="0.7138in">
              <dc:date>2017-08-11T00:00:00</dc:date>
              <text:p text:style-name="P1"><text:span text:style-name="T1">Credit and Debit</text:span>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7">
          <table:table-cell office:value-type="string" calcext:value-type="string">
            <text:p>Shop, terminal &amp; cash register &amp; cash box &amp; receipt printer &amp; ecommerce &amp; payment service</text:p>
          </table:table-cell>
          <table:table-cell office:value-type="string" calcext:value-type="string">
            <office:annotation draw:style-name="gr1" draw:text-style-name="P1" svg:width="1.1413in" svg:height="0.2346in" svg:x="3.95in" svg:y="3.6913in" draw:caption-point-x="-0.2402in" draw:caption-point-y="0.7138in">
              <dc:date>2017-08-11T00:00:00</dc:date>
              <text:p text:style-name="P1"><text:span text:style-name="T1">ALV 0%</text:span></text:p>
            </office:annotation>
            <text:p>12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6913in" draw:caption-point-x="-0.2402in" draw:caption-point-y="0.7138in">
              <dc:date>2017-08-11T00:00:00</dc:date>
              <text:p text:style-name="P1"><text:span text:style-name="T1">Credit and Debit</text:span>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Currency conversion in this char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rom SEK</text:p>
          </table:table-cell>
          <table:table-cell office:value-type="string" calcext:value-type="string">
            <text:p>From NOK, 1 NOK = 0.11€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URI</text:p>
          </table:table-cell>
          <table:table-cell table:style-name="ce8" office:value-type="string" calcext:value-type="string" table:number-columns-spanned="2" table:number-rows-spanned="1">
            <text:p><text:a xlink:href="https://www.op.fi/op/yritysasiakkaat/maksaminen-ja-laskutus/kauppiaspalvelut/pivo-kassa?id=51238&amp;srcpl=8" xlink:type="simple">https://www.op.fi/op/yritysasiakkaat/maksaminen-ja-laskutus/kauppiaspalvelut/pivo-kassa?id=51238&amp;srcpl=8</text:a></text:p>
          </table:table-cell>
          <table:covered-table-cell table:style-name="ce6"/>
          <table:table-cell table:style-name="ce6" table:number-columns-repeated="3"/>
          <table:table-cell table:style-name="ce6" office:value-type="string" calcext:value-type="string">
            <text:p>https://www.vipps.no/priser.html?</text:p>
          </table:table-cell>
          <table:table-cell table:style-name="ce6"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s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18" table:default-cell-style-name="ce1"/>
        <table:table-row table:style-name="ro4">
          <table:table-cell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5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P Pivo</text:p>
          </table:table-cell>
          <table:table-cell table:style-name="ce5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One-country only solution</text:p>
          </table:table-cell>
          <table:table-cell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Supported currencies</text:p>
          </table:table-cell>
          <table:table-cell table:number-columns-repeated="2" office:value-type="string" calcext:value-type="string">
            <text:p>EUR</text:p>
          </table:table-cell>
          <table:table-cell/>
          <table:table-cell office:value-type="string" calcext:value-type="string">
            <text:p>SEK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pen to users from other bank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at least in Finland</text:p>
          </table:table-cell>
          <table:table-cell office:value-type="string" calcext:value-type="string">
            <office:annotation draw:style-name="gr1" draw:text-style-name="P1" svg:width="1.1413in" svg:height="2.1008in" svg:x="10.0465in" svg:y="0.137in" draw:caption-point-x="-0.2402in" draw:caption-point-y="0.5945in">
              <dc:date>2017-08-11T00:00:00</dc:date>
              <text:p text:style-name="P1"><text:span text:style-name="T1">Swish works with</text:span></text:p>
              <text:p text:style-name="P1"><text:span text:style-name="T1">Danske Bank, Handelsbanken, ICA Banken, Länsförsäkringar, Nordea, SEB, Skandia, Sparbanken Syd, Ålandsbanken samt Swedbank and Sparbankerna</text:span></text:p>
            </office:annotation>
            <text:p>Multi-Bank in Sweden</text:p>
          </table:table-cell>
          <table:table-cell office:value-type="string" calcext:value-type="string">
            <text:p>Yes, at least in Norway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equires a payment card</text:p>
          </table:table-cell>
          <table:table-cell office:value-type="string" calcext:value-type="string">
            <text:p>Yes, OP Visa De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equires app to receive mone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Mobile Number as Acct Num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QR-code as Acct Numb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9">
          <table:table-cell table:style-name="Default" table:number-columns-repeated="7"/>
          <table:table-cell table:number-columns-repeated="1017"/>
        </table:table-row>
        <table:table-row table:style-name="ro5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yment from Debit Car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ybe Yes, need to make sure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Bank Acc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FC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S during payme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 bill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t payments (no delay)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/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son 2 Person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office:value-type="string" calcext:value-type="string">
            <text:p>Yes</text:p>
          </table:covered-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commerce</text:p>
          </table:table-cell>
          <table:table-cell office:value-type="string" calcext:value-type="string">
            <office:annotation draw:style-name="gr1" draw:text-style-name="P1" svg:width="1.1413in" svg:height="1.6343in" svg:x="5.0811in" svg:y="3.9039in" draw:caption-point-x="-0.2402in" draw:caption-point-y="0.6083in">
              <dc:date>2017-08-11T00:00:00</dc:date>
              <text:p text:style-name="P1"><text:span text:style-name="T1">https://www.op.fi/op/op-ryhma/media/pivo-tuo-helpon-mobiilimaksamisen-verkkokauppoihin?cid=151893581&amp;srcpl=3</text:span></text:p>
            </office:annotation>
            <text:p>Yes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-stor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p for Android Phones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p for Apple Phones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nus System</text:p>
          </table:table-cell>
          <table:table-cell table:style-name="Default"/>
          <table:table-cell/>
          <table:table-cell office:value-type="string" calcext:value-type="string">
            <text:p>Yes, small compani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yalty Programs</text:p>
          </table:table-cell>
          <table:table-cell office:value-type="string" calcext:value-type="string">
            <text:p>Internal K-Plussa</text:p>
          </table:table-cell>
          <table:table-cell/>
          <table:table-cell office:value-type="string" calcext:value-type="string">
            <text:p>Yes, large chai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1700€ / 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Notes</text:p>
          </table:table-cell>
          <table:table-cell office:value-type="string" calcext:value-type="string">
            <text:p>Has some type of advert system. Supports K-Plussa bonus via double tap, 1<text:span text:style-name="T2">st</text:span> tap bonus, 2<text:span text:style-name="T2">nd</text:span> tap payment</text:p>
          </table:table-cell>
          <table:table-cell office:value-type="string" calcext:value-type="string">
            <text:p>What is Nordea Wrapp?</text:p>
          </table:table-cell>
          <table:table-cell office:value-type="string" calcext:value-type="string">
            <text:p>Has WeShare, what is that?</text:p>
          </table:table-cell>
          <table:table-cell table:number-columns-repeated="1020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20:54:05.05065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23T01:54:52.847331329</dc:date>
    <meta:editing-duration>PT6H44M16S</meta:editing-duration>
    <meta:editing-cycles>52</meta:editing-cycles>
    <meta:generator>LibreOffice/4.2.8.2$Linux_X86_64 LibreOffice_project/420m0$Build-2</meta:generator>
    <meta:document-statistic meta:table-count="3" meta:cell-count="244" meta:object-count="0"/>
  </office:meta>
</office:document-meta>
</file>